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2001" officeooo:paragraph-rsid="00032001"/>
    </style:style>
    <style:style style:name="P2" style:family="paragraph" style:parent-style-name="Standard">
      <style:text-properties officeooo:rsid="00012ef7" officeooo:paragraph-rsid="00012ef7"/>
    </style:style>
    <style:style style:name="T1" style:family="text">
      <style:text-properties officeooo:rsid="000413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.Triunghiul lui Pascal</text:p>
      <text:p text:style-name="Standard">1</text:p>
      <text:p text:style-name="Standard">1 1</text:p>
      <text:p text:style-name="Standard">1 2 1</text:p>
      <text:p text:style-name="Standard">1 3 3 1</text:p>
      <text:p text:style-name="Standard">1 4 6 4 1</text:p>
      <text:p text:style-name="Standard">1 5 10 10 5 1</text:p>
      <text:p text:style-name="Standard">1 6 15 20 15 6 1</text:p>
      <text:p text:style-name="Standard">...</text:p>
      <text:p text:style-name="Standard">Sa se scrie regula de formare a numerelor:</text:p>
      <text:p text:style-name="Standard"/>
      <text:p text:style-name="P2">Incepand cu prima linie, se continua pentru formarea celorlalte linii astfel: numerele se formeaza adunand valoarea de pe aceeasi pozitie <text:s/>de pe linia predecesoare cu valaorea din dreapta ei. Pentru spatii <text:span text:style-name="T1">libere </text:span>se ia in considerare valoare 0.</text:p>
      <text:p text:style-name="P1"/>
      <text:p text:style-name="P1">De exemplu regula de formare pentru linia 3 este:</text:p>
      <text:p text:style-name="P1">1=1+0</text:p>
      <text:p text:style-name="P1">2=1+1</text:p>
      <text:p text:style-name="P1">1=0+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8:57:59.162867529</meta:creation-date>
    <dc:date>2019-06-05T19:17:14.251519350</dc:date>
    <meta:editing-duration>PT2M3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90" meta:character-count="430" meta:non-whitespace-character-count="354"/>
  </office:meta>
</office:document-meta>
</file>